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58EF8867A1F868F6DB.png" manifest:media-type="image/png"/>
  <manifest:file-entry manifest:full-path="Pictures/1000020100000223000000D3B04917444ACA9EF8.png" manifest:media-type="image/png"/>
  <manifest:file-entry manifest:full-path="Pictures/1000020100000B890000049D4DE74D7F1F930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2a6099" draw:marker-start-width="0.355cm" draw:marker-end-width="0.355cm" draw:fill="none" draw:fill-color="#daf095" draw:textarea-horizontal-align="justify" draw:textarea-vertical-align="middle" draw:auto-grow-height="false" fo:min-height="2.15cm" fo:min-width="16.5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cm" svg:stroke-color="#5eb91e" draw:marker-start-width="0.355cm" draw:marker-end-width="0.355cm" draw:fill="solid" draw:fill-color="#daf095" draw:textarea-horizontal-align="justify" draw:textarea-vertical-align="middle" draw:auto-grow-height="false" fo:min-height="4cm" fo:min-width="16.45cm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236cm, 0cm)" draw:image-opacity="100%" style:mirror="none"/>
    </style:style>
    <style:style style:name="gr5" style:family="graphic" style:parent-style-name="standard">
      <style:graphic-properties svg:stroke-color="#1e6a39" draw:fill="solid" draw:fill-color="#3faf46" draw:textarea-horizontal-align="justify" draw:textarea-vertical-align="middle" draw:auto-grow-height="false" fo:min-height="2.35cm" fo:min-width="6.5cm" draw:shadow="hidden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5cm" text:animation-delay="P0D"/>
    </style:style>
    <style:style style:name="gr7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.027cm" fo:min-width="3.062cm"/>
    </style:style>
    <style:style style:name="gr8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.027cm" fo:min-width="1.188cm"/>
    </style:style>
    <style:style style:name="gr9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.016cm" fo:min-width="1.496cm"/>
    </style:style>
    <style:style style:name="gr10" style:family="graphic" style:parent-style-name="standard">
      <style:graphic-properties svg:stroke-color="#5983b0" draw:fill="solid" draw:fill-color="#b4c7dc" draw:textarea-horizontal-align="justify" draw:textarea-vertical-align="middle" draw:auto-grow-height="false" fo:min-height="1.781cm" fo:min-width="4.901cm"/>
    </style:style>
    <style:style style:name="P1" style:family="paragraph">
      <loext:graphic-properties draw:fill="none" draw:fill-color="#daf095"/>
      <style:paragraph-properties fo:text-align="center"/>
    </style:style>
    <style:style style:name="P2" style:family="paragraph">
      <loext:graphic-properties draw:fill="solid" draw:fill-color="#daf09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24pt" style:font-size-asian="18pt" style:font-size-complex="18pt"/>
    </style:style>
    <style:style style:name="P5" style:family="paragraph">
      <loext:graphic-properties draw:fill="solid" draw:fill-color="#3faf46"/>
      <style:paragraph-properties fo:text-align="center"/>
      <style:text-properties fo:color="#ffffff" fo:font-size="24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size="24pt" style:font-size-asian="18pt" style:font-size-complex="18pt"/>
    </style:style>
    <style:style style:name="P7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fo:font-size="24pt" style:font-size-asian="18pt" style:font-size-complex="18pt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b4c7dc"/>
      <style:paragraph-properties fo:text-align="center"/>
    </style:style>
    <style:style style:name="T1" style:family="text">
      <style:text-properties fo:color="#ffffff" fo:font-size="24pt" style:font-size-asian="18pt" style:font-size-complex="18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2.4cm" svg:x="1cm" svg:y="1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cm" svg:height="4.3cm" svg:x="1cm" svg:y="7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cm" svg:height="1.813cm" svg:x="8.3cm" svg:y="11.754cm">
          <draw:image xlink:href="Pictures/1000020100000223000000D3B04917444ACA9EF8.png" xlink:type="simple" xlink:show="embed" xlink:actuate="onLoad" loext:mime-type="image/png">
            <text:p/>
          </draw:image>
        </draw:frame>
        <draw:frame draw:style-name="gr4" draw:text-style-name="P3" draw:layer="layout" svg:width="5.799cm" svg:height="1.799cm" svg:x="1.401cm" svg:y="12.2cm">
          <draw:image xlink:href="Pictures/1000020100000B890000049D4DE74D7F1F9305A0.png" xlink:type="simple" xlink:show="embed" xlink:actuate="onLoad" loext:mime-type="image/png">
            <text:p/>
          </draw:image>
        </draw:frame>
        <draw:custom-shape draw:style-name="gr5" draw:text-style-name="P5" draw:layer="layout" svg:width="7cm" svg:height="2.6cm" svg:x="2cm" svg:y="8.6cm">
          <text:p text:style-name="P4"><text:span text:style-name="T1">Storage Object</text:span></text:p>
          <text:p text:style-name="P4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cm" svg:height="2.6cm" svg:x="10cm" svg:y="8.6cm">
          <text:p text:style-name="P4"><text:span text:style-name="T1">Storage Runtime</text:span></text:p>
          <text:p text:style-name="P4"><text:span text:style-name="T1">Interfac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7cm" svg:height="1.3cm" svg:x="1cm" svg:y="7.2cm">
          <draw:text-box>
            <text:p text:style-name="P6"><text:span text:style-name="T2">Storage API</text:span></text:p>
          </draw:text-box>
        </draw:frame>
        <draw:frame draw:style-name="gr6" draw:text-style-name="P8" draw:layer="layout" svg:width="3.2cm" svg:height="1.3cm" svg:x="14.1cm" svg:y="12.5cm">
          <draw:text-box>
            <text:p text:style-name="P6"><text:span text:style-name="T2">. . .</text:span></text:p>
          </draw:text-box>
        </draw:frame>
        <draw:custom-shape draw:style-name="gr7" draw:text-style-name="P9" draw:layer="layout" svg:width="3.8cm" svg:height="0.7cm" svg:x="8.1cm" svg:y="4.9cm">
          <text:p/>
          <draw:enhanced-geometry svg:viewBox="0 0 21600 21600" draw:text-areas="0 ?f0 ?f5 ?f2" draw:mirror-horizontal="false" draw:mirror-vertical="false" draw:type="right-arrow" draw:modifiers="18174.2331288344 6532.382310984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1.8cm" svg:height="0.7cm" draw:transform="rotate (-1.5707963267949) translate (13.8cm 6.8cm)">
          <text:p/>
          <draw:enhanced-geometry svg:viewBox="0 0 21600 21600" draw:text-areas="0 ?f0 ?f5 ?f2" draw:mirror-horizontal="false" draw:mirror-vertical="false" draw:type="right-arrow" draw:modifiers="15927.1515824542 6717.261055634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3.38cm" svg:height="3.38cm" svg:x="11.82cm" svg:y="3.6cm">
          <draw:image xlink:href="Pictures/100002010000025800000258EF8867A1F868F6DB.png" xlink:type="simple" xlink:show="embed" xlink:actuate="onLoad" loext:mime-type="image/png">
            <text:p/>
          </draw:image>
        </draw:frame>
        <draw:custom-shape draw:style-name="gr9" draw:text-style-name="P9" draw:layer="layout" svg:width="2.2cm" svg:height="0.7cm" draw:transform="rotate (-1.5707963267949) translate (5.8cm 6.4cm)">
          <text:p/>
          <draw:enhanced-geometry svg:viewBox="0 0 21600 21600" draw:text-areas="0 ?f0 ?f5 ?f2" draw:mirror-horizontal="false" draw:mirror-vertical="false" draw:type="right-arrow" draw:modifiers="16673.5120399818 5700.427960057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5.4cm" svg:height="2.3cm" svg:x="2.7cm" svg:y="4.1cm">
          <text:p text:style-name="P3">Java | Python</text:p>
          <text:p text:style-name="P3">Application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09:12:12.353115598</meta:creation-date>
    <dc:date>2018-12-14T09:37:33.744647254</dc:date>
    <meta:editing-duration>PT3M6S</meta:editing-duration>
    <meta:editing-cycles>1</meta:editing-cycles>
    <meta:document-statistic meta:object-count="13"/>
    <meta:generator>LibreOffice/6.1.3.2$Linux_X86_64 LibreOffice_project/10$Build-2</meta:generator>
  </office:meta>
</office:document-meta>
</file>